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left" draw:textarea-vertical-align="top" draw:auto-grow-height="false" fo:min-height="12.983cm" fo:min-width="13.876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3.589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509cm" draw:marker-end-width="0.509cm" draw:textarea-horizontal-align="left" draw:textarea-vertical-align="top" draw:auto-grow-height="false" fo:min-height="3.712cm" fo:min-width="3.589cm" fo:padding-top="0.176cm" fo:padding-bottom="0.176cm" fo:padding-left="0.301cm" fo:padding-right="0.301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ff860d" draw:textarea-horizontal-align="left" draw:textarea-vertical-align="top" draw:auto-grow-height="false" fo:min-height="3.585cm" fo:min-width="5.431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left" draw:textarea-vertical-align="top" draw:auto-grow-height="false" fo:min-height="2.823cm" fo:min-width="2.319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509cm" draw:marker-end-width="0.509cm" draw:fill="solid" draw:fill-color="#e8a202" draw:textarea-horizontal-align="left" draw:textarea-vertical-align="top" draw:auto-grow-height="false" fo:min-height="1.553cm" fo:min-width="3.843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1.176cm" fo:min-width="2.006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5.494cm" fo:padding-top="0.176cm" fo:padding-bottom="0.176cm" fo:padding-left="0.301cm" fo:padding-right="0.301cm"/>
      <style:paragraph-properties style:writing-mode="lr-tb"/>
    </style:style>
    <style:style style:name="gr10" style:family="graphic" style:parent-style-name="objectwithoutfill">
      <style:graphic-properties svg:stroke-width="0.081cm" draw:marker-start="Arrowheads_20_3" draw:marker-start-width="0.321cm" draw:marker-end="Arrowheads_20_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8cm" draw:marker-end-width="0.358cm" draw:textarea-horizontal-align="justify" draw:textarea-vertical-align="middle" draw:auto-grow-height="false" fo:min-height="0.792cm" fo:min-width="3.59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draw:marker-start="Arrowheads_20_3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860d"/>
      <style:paragraph-properties fo:text-align="center"/>
    </style:style>
    <style:style style:name="P5" style:family="paragraph">
      <loext:graphic-properties draw:fill="solid" draw:fill-color="#e8a202"/>
      <style:paragraph-properties fo:text-align="center"/>
    </style:style>
    <style:style style:name="P6" style:family="paragraph">
      <loext:graphic-properties draw:fill="solid" draw:fill-color="#65c295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478cm" svg:height="13.335cm" svg:x="1.635cm" svg:y="5.826cm">
          <text:p text:style-name="P1">AW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191cm" svg:height="1.905cm" svg:x="11.16cm" svg:y="12.557cm">
          <text:p text:style-name="P1">Key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191cm" svg:height="4.064cm" svg:x="11.16cm" svg:y="6.969cm">
          <text:p text:style-name="P1">Currenc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3.255cm" svg:y1="11.033cm" svg:x2="13.255cm" svg:y2="12.557cm" draw:start-shape="id1" draw:start-glue-point="2" draw:end-shape="id2" draw:end-glue-point="0" svg:d="M13255 11033v1524" svg:viewBox="0 0 1 1525">
          <text:p text:style-name="P1">Decode <text:s text:c="15"/></text:p>
        </draw:connector>
        <draw:custom-shape draw:style-name="gr5" draw:text-style-name="P4" xml:id="id4" draw:id="id4" draw:layer="layout" svg:width="6.033cm" svg:height="3.937cm" svg:x="2.206cm" svg:y="11.541cm">
          <text:p text:style-name="P1">Inventory Syste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3.175cm" svg:x="23.479cm" svg:y="7.47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905cm" svg:x="3.095cm" svg:y="13.065cm">
          <text:p text:style-name="P1"><text:s text:c="2"/>Gold</text:p>
          <text:p text:style-name="P1"><text:s text:c="2"/>Depository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3.684cm" svg:height="2.158cm" draw:transform="skewX (-0.0232128790515246) rotate (-0.0233874119767237) translate (11.414cm 16.281cm)">
          <text:p text:style-name="P1">Key</text:p>
          <text:p text:style-name="P1">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6.096cm" svg:height="1.905cm" svg:x="2.143cm" svg:y="8.747cm">
          <text:p text:style-name="P1">Blockchain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13.255cm" svg:y1="14.462cm" svg:x2="13.256cm" svg:y2="16.323cm" draw:start-shape="id2" draw:start-glue-point="2" draw:end-shape="id3" draw:end-glue-point="4" svg:d="M13255 14462c0 1395 1 465 1 1861" svg:viewBox="0 0 2 1862">
          <text:p text:style-name="P1">Find <text:s text:c="11"/></text:p>
          <text:p text:style-name="P1">Key <text:s text:c="10"/></text:p>
        </draw:connector>
        <draw:connector draw:style-name="gr4" draw:text-style-name="P3" draw:layer="layout" draw:type="curve" svg:x1="11.16cm" svg:y1="13.509cm" svg:x2="8.239cm" svg:y2="13.509cm" draw:start-shape="id2" draw:start-glue-point="3" draw:end-shape="id4" draw:end-glue-point="1" svg:d="M11160 13509h-2921" svg:viewBox="0 0 2922 1">
          <text:p text:style-name="P1"/>
          <text:p text:style-name="P1"/>
          <text:p text:style-name="P1">Verify</text:p>
        </draw:connector>
        <draw:connector draw:style-name="gr4" draw:text-style-name="P3" draw:layer="layout" draw:type="curve" svg:x1="11.16cm" svg:y1="13.509cm" svg:x2="8.239cm" svg:y2="9.699cm" draw:start-shape="id2" draw:start-glue-point="3" draw:end-shape="id5" draw:end-glue-point="1" svg:d="M11160 13509c-2191 0-731-3810-2921-3810" svg:viewBox="0 0 2922 3811">
          <text:p text:style-name="P1"/>
          <text:p text:style-name="P1"/>
          <text:p text:style-name="P1">Add</text:p>
          <text:p text:style-name="P1">Entr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11" draw:text-style-name="P1" draw:layer="layout" svg:width="4.318cm" svg:height="1.27cm" svg:x="17.383cm" svg:y="7.477cm">
          <text:p text:style-name="P1">Trans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6.183cm" svg:height="0.962cm" svg:x="5.445cm" svg:y="4.302cm">
          <draw:text-box>
            <text:p>GOLDDIGR System</text:p>
          </draw:text-box>
        </draw:frame>
        <draw:frame draw:style-name="gr12" draw:text-style-name="P7" draw:layer="layout" svg:width="3.249cm" svg:height="0.962cm" svg:x="23.098cm" svg:y="5.953cm">
          <draw:text-box>
            <text:p>Customer</text:p>
          </draw:text-box>
        </draw:frame>
        <draw:custom-shape draw:style-name="gr11" draw:text-style-name="P1" draw:layer="layout" svg:width="4.318cm" svg:height="1.27cm" svg:x="17.383cm" svg:y="9.255cm">
          <text:p text:style-name="P1">Resul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21.701cm" svg:y1="10.017cm" svg:x2="23.479cm" svg:y2="10.017cm">
          <text:p/>
        </draw:line>
        <draw:line draw:style-name="gr13" draw:text-style-name="P3" draw:layer="layout" svg:x1="15.224cm" svg:y1="9.89cm" svg:x2="17.51cm" svg:y2="9.89cm">
          <text:p/>
        </draw:line>
        <draw:line draw:style-name="gr14" draw:text-style-name="P3" draw:layer="layout" svg:x1="21.574cm" svg:y1="8.239cm" svg:x2="23.564cm" svg:y2="8.191cm">
          <text:p/>
        </draw:line>
        <draw:line draw:style-name="gr14" draw:text-style-name="P3" draw:layer="layout" svg:x1="15.351cm" svg:y1="8.112cm" svg:x2="17.383cm" svg:y2="8.1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draw:marker draw:name="Arrowheads_20_5" draw:display-name="Arrowheads 5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4T12:42:16.978627503</meta:creation-date>
    <dc:date>2023-04-29T14:30:51.771979072</dc:date>
    <meta:editing-duration>PT1H24M41S</meta:editing-duration>
    <meta:editing-cycles>31</meta:editing-cycles>
    <meta:generator>LibreOffice/7.3.7.2$Linux_X86_64 LibreOffice_project/30$Build-2</meta:generator>
    <meta:document-statistic meta:object-count="20"/>
  </office:meta>
</office:document-meta>
</file>